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db16" officeooo:paragraph-rsid="0013db16"/>
    </style:style>
    <style:style style:name="P2" style:family="paragraph" style:parent-style-name="Standard">
      <style:text-properties officeooo:rsid="0013db16" officeooo:paragraph-rsid="001804c5"/>
    </style:style>
    <style:style style:name="P3" style:family="paragraph" style:parent-style-name="Standard">
      <style:text-properties officeooo:rsid="00160797" officeooo:paragraph-rsid="00160797"/>
    </style:style>
    <style:style style:name="P4" style:family="paragraph" style:parent-style-name="Standard">
      <style:text-properties officeooo:paragraph-rsid="001804c5"/>
    </style:style>
    <style:style style:name="P5" style:family="paragraph" style:parent-style-name="Standard">
      <style:text-properties officeooo:rsid="0019e37f" officeooo:paragraph-rsid="0019e37f"/>
    </style:style>
    <style:style style:name="P6" style:family="paragraph" style:parent-style-name="Standard">
      <style:text-properties officeooo:rsid="0013db16" officeooo:paragraph-rsid="0013db16"/>
    </style:style>
    <style:style style:name="P7" style:family="paragraph" style:parent-style-name="Standard">
      <style:text-properties officeooo:rsid="0013db16" officeooo:paragraph-rsid="001b1c6e"/>
    </style:style>
    <style:style style:name="P8" style:family="paragraph" style:parent-style-name="Standard">
      <style:text-properties officeooo:rsid="0013db16" officeooo:paragraph-rsid="001d7e69"/>
    </style:style>
    <style:style style:name="P9" style:family="paragraph" style:parent-style-name="Standard">
      <style:text-properties officeooo:paragraph-rsid="001b1c6e"/>
    </style:style>
    <style:style style:name="P10" style:family="paragraph" style:parent-style-name="Standard">
      <style:text-properties officeooo:rsid="0019e37f" officeooo:paragraph-rsid="0019e37f"/>
    </style:style>
    <style:style style:name="P11" style:family="paragraph" style:parent-style-name="Standard">
      <style:text-properties fo:font-weight="bold" officeooo:rsid="0019e37f" officeooo:paragraph-rsid="0019e37f" style:font-weight-asian="bold" style:font-weight-complex="bold"/>
    </style:style>
    <style:style style:name="T1" style:family="text">
      <style:text-properties officeooo:rsid="0016079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1c6e" style:font-weight-asian="bold" style:font-weight-complex="bold"/>
    </style:style>
    <style:style style:name="T4" style:family="text">
      <style:text-properties fo:font-weight="bold" officeooo:rsid="0013db16" style:font-weight-asian="bold" style:font-weight-complex="bold"/>
    </style:style>
    <style:style style:name="T5" style:family="text">
      <style:text-properties officeooo:rsid="001804c5"/>
    </style:style>
    <style:style style:name="T6" style:family="text">
      <style:text-properties officeooo:rsid="0013db16"/>
    </style:style>
    <style:style style:name="T7" style:family="text">
      <style:text-properties officeooo:rsid="0018dd96"/>
    </style:style>
    <style:style style:name="T8" style:family="text">
      <style:text-properties officeooo:rsid="001b1c6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 GIT</text:p>
      <text:p text:style-name="P1"/>
      <text:p text:style-name="P11">Comandos do GIT BASH</text:p>
      <text:p text:style-name="P11"/>
      <text:p text:style-name="P5">-- identifica a versão do GIT</text:p>
      <text:p text:style-name="P5"><text:s/>git version</text:p>
      <text:p text:style-name="P5"/>
      <text:p text:style-name="P5">-- identificar o usuário</text:p>
      <text:p text:style-name="P5">git config --global user.name "Amilton Silva"</text:p>
      <text:p text:style-name="P5"/>
      <text:p text:style-name="P5">-- identificar o e-mail</text:p>
      <text:p text:style-name="P5">git config --global user.email "amils.sp@gmail.com"</text:p>
      <text:p text:style-name="P5"/>
      <text:p text:style-name="P5">-- identificar o editor</text:p>
      <text:p text:style-name="P5">git config --global code.editor "C:\Users\amils\AppData\Local\Programs\Microsoft VS Code"</text:p>
      <text:p text:style-name="P5"/>
      <text:p text:style-name="P5">-- exibe o usuário</text:p>
      <text:p text:style-name="P5">git config user.name</text:p>
      <text:p text:style-name="P5"/>
      <text:p text:style-name="P5">-- exibe o e-mail</text:p>
      <text:p text:style-name="P5">git config user.email </text:p>
      <text:p text:style-name="P5"/>
      <text:p text:style-name="P5">-- exibe o editor utilizado</text:p>
      <text:p text:style-name="P5">git config core.editor</text:p>
      <text:p text:style-name="P5"/>
      <text:p text:style-name="P5"/>
      <text:p text:style-name="P5">-- Criar um repositorio (pasta)</text:p>
      <text:p text:style-name="P8">mkdir ProjetoCursoGit</text:p>
      <text:p text:style-name="P8"/>
      <text:p text:style-name="P5">-- Navegar nas pastas </text:p>
      <text:p text:style-name="P5">cd git-course</text:p>
      <text:p text:style-name="P5">cd ..</text:p>
      <text:p text:style-name="P5"/>
      <text:p text:style-name="P5">-- lista o conteúdo de um repositorio</text:p>
      <text:p text:style-name="P5">ls</text:p>
      <text:p text:style-name="P5">ls -la (exibir arquivos ocultos)</text:p>
      <text:p text:style-name="P5"/>
      <text:p text:style-name="P5"/>
      <text:p text:style-name="P5">=======================================================================</text:p>
      <text:p text:style-name="P5">Ciclo de Vida dos status dos arquivos no GIT</text:p>
      <text:p text:style-name="P5">=======================================================================</text:p>
      <text:p text:style-name="P5"/>
      <text:p text:style-name="P5">UNTRACKED</text:p>
      <text:p text:style-name="P5">arquivo depositado no repositório, mas não visto pelo GIT</text:p>
      <text:p text:style-name="P5"/>
      <text:p text:style-name="P5">UNMODIFIED</text:p>
      <text:p text:style-name="P5">arquivo existe no GIT, mas não sofreu modificações</text:p>
      <text:p text:style-name="P5"/>
      <text:p text:style-name="P5">MODIFIED</text:p>
      <text:p text:style-name="P5">arquivo editado</text:p>
      <text:p text:style-name="P5"/>
      <text:p text:style-name="P5">STAGED</text:p>
      <text:p text:style-name="P5"><text:soft-page-break/>área em que serão depositados os arquivos para particparem do fechamento da versão</text:p>
      <text:p text:style-name="P5"/>
      <text:p text:style-name="P5"/>
      <text:p text:style-name="P5"/>
      <text:p text:style-name="P5"/>
      <text:p text:style-name="P5"/>
      <text:p text:style-name="P5">======================================================================</text:p>
      <text:p text:style-name="P5">Comandos do GIT</text:p>
      <text:p text:style-name="P5">=======================================================================</text:p>
      <text:p text:style-name="P5"/>
      <text:p text:style-name="P5">-- inicializa um repositorio vazio na pasta criada pelo usuário</text:p>
      <text:p text:style-name="P5">git init</text:p>
      <text:p text:style-name="P5"/>
      <text:p text:style-name="P5">-- mostra a situação do repositorio no momento atual</text:p>
      <text:p text:style-name="P5">git status</text:p>
      <text:p text:style-name="P5"/>
      <text:p text:style-name="P5">-- adicionar arquivos no git</text:p>
      <text:p text:style-name="P5">git add &lt;nome arquivo&gt;</text:p>
      <text:p text:style-name="P5">git add a.txt</text:p>
      <text:p text:style-name="P5">git add * (todos os arquivos)</text:p>
      <text:p text:style-name="P5"/>
      <text:p text:style-name="P5">-- criar uma imagem para ser usada na criação da versão</text:p>
      <text:p text:style-name="P5">git commit -m "passar mensagem para documentar"</text:p>
      <text:p text:style-name="P5">git commit -am "todos os arquivos com a mensagem"</text:p>
      <text:p text:style-name="P5"/>
      <text:p text:style-name="P5">-- visualiza a situação dos arquivos e suas atualizações</text:p>
      <text:p text:style-name="P5">git log </text:p>
      <text:p text:style-name="P5">git log --oneline (exibe apenas 7 digitos do hash total)</text:p>
      <text:p text:style-name="P5">git log --decorate</text:p>
      <text:p text:style-name="P5">git log --author="Amilton"</text:p>
      <text:p text:style-name="P5"/>
      <text:p text:style-name="P5">git log --graph (exibe a estrutura de commits</text:p>
      <text:p text:style-name="P5">git log --oneline --graph (exibe a estrutura de commits com hash reduzido)</text:p>
      <text:p text:style-name="P5"/>
      <text:p text:style-name="P5">-- visualiza o commit em que o projeto se encontra</text:p>
      <text:p text:style-name="P5">git branch</text:p>
      <text:p text:style-name="P5"/>
      <text:p text:style-name="P5">-- mostra o autor e quantos commit</text:p>
      <text:p text:style-name="P5">git shortlog</text:p>
      <text:p text:style-name="P5">git shortlog --sn</text:p>
      <text:p text:style-name="P5"/>
      <text:p text:style-name="P5">-- mostra de forma grafica as modificações nos branches</text:p>
      <text:p text:style-name="P5">git shortlog --graph </text:p>
      <text:p text:style-name="P5"/>
      <text:p text:style-name="P5">== visualiza as modificações realizadas em um arquivo</text:p>
      <text:p text:style-name="P5">git show &lt;nro da hash&gt;</text:p>
      <text:p text:style-name="P5"/>
      <text:p text:style-name="P5">-- mostra as modificações realizadas nos arquivos (usar antes do commit)</text:p>
      <text:p text:style-name="P5">git diff</text:p>
      <text:p text:style-name="P5"/>
      <text:p text:style-name="P5">-- mostra somente o nome dos arquivos modificados</text:p>
      <text:p text:style-name="P5">git diff --name-only</text:p>
      <text:p text:style-name="P5"><text:soft-page-break/></text:p>
      <text:p text:style-name="P5">-- retorna o arquivo para antes da edição</text:p>
      <text:p text:style-name="P5">git checkout &lt;número do hash&gt; (poe o head na hash desejada e apaga a proxima hash)</text:p>
      <text:p text:style-name="P5">git checkout master (recupera a última versão do commit)</text:p>
      <text:p text:style-name="P5"/>
      <text:p text:style-name="P5">git checkout &lt;nome arquivo&gt; ou git restore &lt;nome arquivo&gt;</text:p>
      <text:p text:style-name="P5">(restaura a última versão do arquivo)</text:p>
      <text:p text:style-name="P5"/>
      <text:p text:style-name="P5">-- retira do arquivo da fila do staged</text:p>
      <text:p text:style-name="P5">git reset HEAD &lt;nome arquivo&gt; (remove o conteudo do container)</text:p>
      <text:p text:style-name="P5"/>
      <text:p text:style-name="P5">git reset ==soft &lt;nro da hash a ser mantida&gt;</text:p>
      <text:p text:style-name="P5">git reset ==mixed &lt;nro da hash a ser mantida&gt;</text:p>
      <text:p text:style-name="P5">git reset --hard &lt;nro da hash a ser mantida&gt;<text:tab/></text:p>
      <text:p text:style-name="P5"/>
      <text:p text:style-name="P5">-- criar uma nova ramificação</text:p>
      <text:p text:style-name="P5">git checkout -b &lt;nome ramo&gt;</text:p>
      <text:p text:style-name="P5"/>
      <text:p text:style-name="P5">-- retornando ao ramo MASTER</text:p>
      <text:p text:style-name="P5">git checkout master</text:p>
      <text:p text:style-name="P5"/>
      <text:p text:style-name="P5">--exibir a estrutura no graph de commits</text:p>
      <text:p text:style-name="P5">git log --graph --all</text:p>
      <text:p text:style-name="P5">git log --oneline --graph --all</text:p>
      <text:p text:style-name="P5"/>
      <text:p text:style-name="P5"/>
      <text:p text:style-name="P5">=========================================================================</text:p>
      <text:p text:style-name="P5">Criando uma chave SSH</text:p>
      <text:p text:style-name="P5">=========================================================================</text:p>
      <text:p text:style-name="P5"/>
      <text:p text:style-name="P5">1. Usar o Terminal</text:p>
      <text:p text:style-name="P5"/>
      <text:p text:style-name="P5"/>
      <text:p text:style-name="P5">2. Identificando o e-mail</text:p>
      <text:p text:style-name="P5"/>
      <text:p text:style-name="P5">ssh-keygen -t rsd -b 4096 -C "amils.sp@gmail.com"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4T08:40:10.242443019</meta:creation-date>
    <dc:date>2020-05-24T11:24:00.518973842</dc:date>
    <meta:editing-duration>PT23M9S</meta:editing-duration>
    <meta:editing-cycles>6</meta:editing-cycles>
    <meta:generator>LibreOffice/6.4.2.2$Linux_X86_64 LibreOffice_project/40$Build-2</meta:generator>
    <meta:document-statistic meta:table-count="0" meta:image-count="0" meta:object-count="0" meta:page-count="3" meta:paragraph-count="92" meta:word-count="501" meta:character-count="3236" meta:non-whitespace-character-count="2840"/>
  </office:meta>
</office:document-meta>
</file>